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3pt" fo:font-weight="bold" officeooo:paragraph-rsid="00071ec4" style:font-size-asian="13pt" style:font-weight-asian="bold" style:font-name-complex="Times New Roman" style:font-size-complex="13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7pt" fo:font-weight="bold" officeooo:paragraph-rsid="00071ec4" style:font-size-asian="17pt" style:font-weight-asian="bold" style:font-name-complex="Times New Roman" style:font-size-complex="17pt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71ec4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T2" style:family="text">
      <style:text-properties style:font-name="Times New Roman" fo:font-size="17pt" fo:font-weight="bold" officeooo:rsid="00071ec4" style:font-size-asian="17pt" style:font-weight-asian="bold" style:font-name-complex="Times New Roman" style:font-size-complex="17pt" style:font-weight-complex="bold"/>
    </style:style>
    <style:style style:name="T3" style:family="text">
      <style:text-properties officeooo:rsid="00080a3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p text:style-name="P3"><text:span text:style-name="T1">Лабораторная работа №</text:span><text:span text:style-name="T2">5 (4)</text:span></text:p>
      <text:p text:style-name="P2">Основы IP-адресации</text:p>
      <text:p text:style-name="P1">Шишкин С. О.</text:p>
      <text:p text:style-name="P1"/>
      <text:h text:style-name="Heading_20_3" text:outline-level="3">1. <text:span text:style-name="Strong_20_Emphasis">Обязательно ли нужен DNS для установления соединения с другим компьютером?</text:span></text:h>
      <text:list xml:id="list527431230" text:style-name="L1">
        <text:list-item>
          <text:p text:style-name="P4"><text:span text:style-name="Strong_20_Emphasis">Нет</text:span>, DNS не является обязательным для установления соединения с другим компьютером. DNS (Domain Name System) служит для преобразования доменных имен. Если <text:span text:style-name="T3">уже известен </text:span>IP-адрес устройства, <text:span text:style-name="T3">можно </text:span>установить соединение напрямую, без использования DNS. <text:span text:style-name="T3">Например через SSH.</text:span></text:p>
        </text:list-item>
      </text:list>
      <text:h text:style-name="Heading_20_3" text:outline-level="3">2. <text:span text:style-name="Strong_20_Emphasis">Какой метке соответствует корневой DNS-сервер?</text:span></text:h>
      <text:list xml:id="list3713142965" text:style-name="L2">
        <text:list-item>
          <text:p text:style-name="P5">Корневой DNS-сервер соответствует <text:span text:style-name="Strong_20_Emphasis">пустой метке</text:span> или метке <text:span text:style-name="Strong_20_Emphasis">точки (</text:span><text:span text:style-name="Strong_20_Emphasis"><text:span text:style-name="Source_20_Text">.</text:span></text:span><text:span text:style-name="Strong_20_Emphasis">)</text:span>, которая ставится в конце полностью квалифицированных доменных имен (например, <text:span text:style-name="Source_20_Text">example.com.</text:span>). Это обозначает корневую зону DNS.</text:p>
        </text:list-item>
      </text:list>
      <text:h text:style-name="Heading_20_3" text:outline-level="3">3. <text:span text:style-name="Strong_20_Emphasis">Сколько меток содержит доменное имя </text:span><text:span text:style-name="Strong_20_Emphasis"><text:span text:style-name="Source_20_Text">tex.stackexchange.com.</text:span></text:span><text:span text:style-name="Strong_20_Emphasis">? Перечислите их.</text:span></text:h>
      <text:list xml:id="list1548955810" text:style-name="L3">
        <text:list-item>
          <text:p text:style-name="P7">Доменное имя <text:span text:style-name="Source_20_Text">tex.stackexchange.com.</text:span> содержит <text:span text:style-name="Strong_20_Emphasis">4 метки</text:span>:</text:p>
          <text:list>
            <text:list-item>
              <text:p text:style-name="P7"><text:span text:style-name="Source_20_Text">tex</text:span></text:p>
            </text:list-item>
            <text:list-item>
              <text:p text:style-name="P7"><text:span text:style-name="Source_20_Text">stackexchange</text:span></text:p>
            </text:list-item>
            <text:list-item>
              <text:p text:style-name="P7"><text:span text:style-name="Source_20_Text">com</text:span></text:p>
            </text:list-item>
            <text:list-item>
              <text:p text:style-name="P6"><text:span text:style-name="Source_20_Text">.</text:span> </text:p>
            </text:list-item>
          </text:list>
        </text:list-item>
      </text:list>
      <text:h text:style-name="Heading_20_3" text:outline-level="3">4. <text:span text:style-name="Strong_20_Emphasis">Зачем нужна делегация зон DNS?</text:span></text:h>
      <text:list xml:id="list370651852" text:style-name="L4">
        <text:list-item>
          <text:p text:style-name="P8"><text:span text:style-name="Strong_20_Emphasis">Делегация зон DNS</text:span> используется для распределения ответственности за управление частями доменного пространства. Владелец зоны делегирует часть зоны (подзону) другому DNS-серверу, который управляет этой подзоной. Это позволяет более эффективно распределять нагрузку и управлять доменными именами в больших доменах. </text:p>
        </text:list-item>
      </text:list>
      <text:h text:style-name="Heading_20_3" text:outline-level="3">5. <text:span text:style-name="Strong_20_Emphasis">В чем отличие авторитетных DNS-серверов от других?</text:span></text:h>
      <text:list xml:id="list1499603335" text:style-name="L5">
        <text:list-item>
          <text:p text:style-name="P10"><text:span text:style-name="Strong_20_Emphasis">Авторитетные DNS-серверы</text:span> хранят и предоставляют точную, официальную информацию о домене, за который они ответственны. Они отвечают на запросы с точной информацией о домене, такой как IP-адреса или записи типа MX (для почты).</text:p>
        </text:list-item>
        <text:list-item>
          <text:p text:style-name="P9"><text:span text:style-name="Strong_20_Emphasis">Неавторитетные (кэширующие или рекурсивные) DNS-серверы</text:span> не хранят оригинальные данные о доменах, а лишь временно кэшируют результаты запросов к авторитетным DNS-серверам. Их задача — ускорить процесс поиска, возвращая сохраненные результаты предыдущих запросов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53:20.973510210</meta:creation-date>
    <dc:date>2024-10-30T13:58:42.969514777</dc:date>
    <meta:editing-duration>PT5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227" meta:character-count="1696" meta:non-whitespace-character-count="1494"/>
  </office:meta>
</office:document-meta>
</file>